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lkvdfBdjqsmMdgnmdVdqtynCMR10" svg:font-family="QlkvdfBdjqsmMdgnmdVdqtynCMR10" style:font-family-generic="roman" style:font-pitch="variable"/>
  </office:font-face-decls>
  <office:automatic-styles>
    <style:style style:name="P1" style:family="paragraph" style:parent-style-name="Standard">
      <style:paragraph-properties fo:text-align="center" style:justify-single-word="false"/>
      <style:text-properties fo:font-weight="bold" officeooo:rsid="0036d05b" officeooo:paragraph-rsid="0036d05b" style:font-weight-asian="bold" style:font-weight-complex="bold"/>
    </style:style>
    <style:style style:name="P2" style:family="paragraph" style:parent-style-name="Standard" style:list-style-name="L1">
      <style:paragraph-properties fo:text-align="start" style:justify-single-word="false"/>
      <style:text-properties officeooo:rsid="0036d05b" officeooo:paragraph-rsid="0036d05b"/>
    </style:style>
    <style:style style:name="P3" style:family="paragraph" style:parent-style-name="Standard" style:list-style-name="L1">
      <style:paragraph-properties fo:text-align="start" style:justify-single-word="false"/>
      <style:text-properties officeooo:rsid="0036d05b" officeooo:paragraph-rsid="003aa9e3"/>
    </style:style>
    <style:style style:name="P4" style:family="paragraph" style:parent-style-name="Standard" style:list-style-name="L1">
      <style:paragraph-properties fo:text-align="start" style:justify-single-word="false"/>
      <style:text-properties fo:font-weight="normal" officeooo:rsid="0036d05b" officeooo:paragraph-rsid="0036d05b"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rsid="00518224" officeooo:paragraph-rsid="00518224" style:font-weight-asian="normal" style:font-weight-complex="normal"/>
    </style:style>
    <style:style style:name="P6" style:family="paragraph" style:parent-style-name="Standard" style:list-style-name="L1">
      <style:paragraph-properties fo:text-align="start" style:justify-single-word="false"/>
      <style:text-properties fo:font-weight="normal" officeooo:rsid="00518224" officeooo:paragraph-rsid="00521a31" style:font-weight-asian="normal" style:font-weight-complex="normal"/>
    </style:style>
    <style:style style:name="P7" style:family="paragraph" style:parent-style-name="Standard">
      <style:paragraph-properties fo:text-align="start" style:justify-single-word="false"/>
      <style:text-properties fo:font-weight="bold" officeooo:rsid="003b00f0" officeooo:paragraph-rsid="003b00f0" style:font-weight-asian="bold" style:font-weight-complex="bold"/>
    </style:style>
    <style:style style:name="P8" style:family="paragraph" style:parent-style-name="Standard">
      <style:paragraph-properties fo:text-align="start" style:justify-single-word="false"/>
      <style:text-properties fo:font-weight="bold" officeooo:rsid="0040c696" officeooo:paragraph-rsid="00422c1b" style:font-weight-asian="bold" style:font-weight-complex="bold"/>
    </style:style>
    <style:style style:name="P9" style:family="paragraph" style:parent-style-name="Standard">
      <style:paragraph-properties fo:text-align="start" style:justify-single-word="false"/>
      <style:text-properties fo:font-weight="bold" officeooo:rsid="0040c696" officeooo:paragraph-rsid="0040c696" style:font-weight-asian="bold" style:font-weight-complex="bold"/>
    </style:style>
    <style:style style:name="P10" style:family="paragraph" style:parent-style-name="Standard" style:list-style-name="L1">
      <style:paragraph-properties fo:text-align="start" style:justify-single-word="false"/>
      <style:text-properties fo:font-weight="bold" officeooo:rsid="004b69c1" officeooo:paragraph-rsid="004b69c1" style:font-weight-asian="bold" style:font-weight-complex="bold"/>
    </style:style>
    <style:style style:name="P11" style:family="paragraph" style:parent-style-name="Standard" style:list-style-name="L1">
      <style:paragraph-properties fo:text-align="start" style:justify-single-word="false"/>
      <style:text-properties officeooo:rsid="003b00f0" officeooo:paragraph-rsid="003b00f0"/>
    </style:style>
    <style:style style:name="P12" style:family="paragraph" style:parent-style-name="Standard" style:list-style-name="L1">
      <style:paragraph-properties fo:text-align="start" style:justify-single-word="false"/>
      <style:text-properties fo:font-style="normal" officeooo:rsid="003b00f0" officeooo:paragraph-rsid="003d9253" style:font-style-asian="normal" style:font-style-complex="normal"/>
    </style:style>
    <style:style style:name="P13" style:family="paragraph" style:parent-style-name="Standard" style:list-style-name="L1">
      <style:paragraph-properties fo:text-align="start" style:justify-single-word="false"/>
      <style:text-properties fo:font-style="normal" officeooo:rsid="0040c696" officeooo:paragraph-rsid="0040c696" style:font-style-asian="normal" style:font-style-complex="normal"/>
    </style:style>
    <style:style style:name="P14" style:family="paragraph" style:parent-style-name="Standard" style:list-style-name="L1">
      <style:paragraph-properties fo:text-align="start" style:justify-single-word="false"/>
      <style:text-properties fo:font-style="normal" officeooo:rsid="00440129" officeooo:paragraph-rsid="00440129" style:font-style-asian="normal" style:font-style-complex="normal"/>
    </style:style>
    <style:style style:name="P15" style:family="paragraph" style:parent-style-name="Standard" style:list-style-name="L1">
      <style:paragraph-properties fo:text-align="start" style:justify-single-word="false"/>
      <style:text-properties fo:font-style="normal" officeooo:rsid="0045e05a" officeooo:paragraph-rsid="0045e05a" style:font-style-asian="normal" style:font-style-complex="normal"/>
    </style:style>
    <style:style style:name="P16" style:family="paragraph" style:parent-style-name="Standard" style:list-style-name="L1">
      <style:paragraph-properties fo:text-align="start" style:justify-single-word="false"/>
      <style:text-properties fo:font-style="normal" officeooo:rsid="00487561" officeooo:paragraph-rsid="00487561" style:font-style-asian="normal" style:font-style-complex="normal"/>
    </style:style>
    <style:style style:name="P17" style:family="paragraph" style:parent-style-name="Standard" style:list-style-name="L1">
      <style:paragraph-properties fo:text-align="start" style:justify-single-word="false"/>
      <style:text-properties fo:font-style="normal" officeooo:rsid="004a802d" officeooo:paragraph-rsid="004a802d" style:font-style-asian="normal" style:font-style-complex="normal"/>
    </style:style>
    <style:style style:name="P18" style:family="paragraph" style:parent-style-name="Standard" style:list-style-name="L1">
      <style:paragraph-properties fo:text-align="start" style:justify-single-word="false"/>
      <style:text-properties fo:font-style="normal" fo:font-weight="normal" officeooo:rsid="0040c696" officeooo:paragraph-rsid="0040c696" style:font-style-asian="normal" style:font-weight-asian="normal" style:font-style-complex="normal" style:font-weight-complex="normal"/>
    </style:style>
    <style:style style:name="P19" style:family="paragraph" style:parent-style-name="Standard" style:list-style-name="L1">
      <style:paragraph-properties fo:text-align="start" style:justify-single-word="false"/>
      <style:text-properties fo:font-style="normal" fo:font-weight="normal" officeooo:rsid="00473594" officeooo:paragraph-rsid="004a6bc9" style:font-style-asian="normal" style:font-weight-asian="normal" style:font-style-complex="normal" style:font-weight-complex="normal"/>
    </style:style>
    <style:style style:name="P20" style:family="paragraph" style:parent-style-name="Standard" style:list-style-name="L1">
      <style:paragraph-properties fo:text-align="start" style:justify-single-word="false"/>
      <style:text-properties fo:font-style="normal" fo:font-weight="bold" officeooo:rsid="00422c1b" officeooo:paragraph-rsid="004a6bc9" style:font-style-asian="normal" style:font-weight-asian="bold" style:font-style-complex="normal" style:font-weight-complex="bold"/>
    </style:style>
    <style:style style:name="P21" style:family="paragraph" style:parent-style-name="Standard" style:list-style-name="L1">
      <style:paragraph-properties fo:text-align="start" style:justify-single-word="false"/>
      <style:text-properties officeooo:rsid="003d9253" officeooo:paragraph-rsid="003d9253"/>
    </style:style>
    <style:style style:name="P22" style:family="paragraph" style:parent-style-name="Standard" style:list-style-name="L1">
      <style:paragraph-properties fo:text-align="start" style:justify-single-word="false"/>
      <style:text-properties officeooo:paragraph-rsid="0040c696"/>
    </style:style>
    <style:style style:name="P23" style:family="paragraph" style:parent-style-name="Standard" style:list-style-name="L1">
      <style:paragraph-properties fo:text-align="start" style:justify-single-word="false"/>
      <style:text-properties officeooo:paragraph-rsid="004a802d"/>
    </style:style>
    <style:style style:name="P24" style:family="paragraph" style:parent-style-name="Standard" style:list-style-name="L1">
      <style:paragraph-properties fo:text-align="start" style:justify-single-word="false"/>
      <style:text-properties officeooo:paragraph-rsid="004de803"/>
    </style:style>
    <style:style style:name="P25" style:family="paragraph" style:parent-style-name="Standard">
      <style:paragraph-properties fo:text-align="start" style:justify-single-word="false"/>
      <style:text-properties officeooo:paragraph-rsid="00473594"/>
    </style:style>
    <style:style style:name="P26" style:family="paragraph" style:parent-style-name="Standard">
      <style:paragraph-properties fo:text-align="start" style:justify-single-word="false"/>
      <style:text-properties officeooo:paragraph-rsid="004a802d"/>
    </style:style>
    <style:style style:name="P27" style:family="paragraph" style:parent-style-name="Standard" style:list-style-name="L1">
      <style:paragraph-properties fo:text-align="start" style:justify-single-word="false"/>
      <style:text-properties officeooo:rsid="004a802d" officeooo:paragraph-rsid="004a802d"/>
    </style:style>
    <style:style style:name="P28" style:family="paragraph" style:parent-style-name="Standard">
      <style:paragraph-properties fo:text-align="start" style:justify-single-word="false"/>
      <style:text-properties officeooo:rsid="004a802d" officeooo:paragraph-rsid="004a802d"/>
    </style:style>
    <style:style style:name="P29" style:family="paragraph" style:parent-style-name="Standard">
      <style:paragraph-properties fo:text-align="start" style:justify-single-word="false"/>
      <style:text-properties officeooo:rsid="004a802d" officeooo:paragraph-rsid="004de803"/>
    </style:style>
    <style:style style:name="P30" style:family="paragraph" style:parent-style-name="Standard" style:list-style-name="L1">
      <style:paragraph-properties fo:text-align="start" style:justify-single-word="false"/>
      <style:text-properties officeooo:rsid="004b69c1" officeooo:paragraph-rsid="004b69c1"/>
    </style:style>
    <style:style style:name="P31" style:family="paragraph" style:parent-style-name="Standard" style:list-style-name="L1">
      <style:paragraph-properties fo:text-align="start" style:justify-single-word="false"/>
      <style:text-properties officeooo:rsid="004b69c1" officeooo:paragraph-rsid="004ed4f0"/>
    </style:style>
    <style:style style:name="P32" style:family="paragraph" style:parent-style-name="Standard" style:list-style-name="L1">
      <style:paragraph-properties fo:text-align="start" style:justify-single-word="false"/>
      <style:text-properties officeooo:rsid="004de803" officeooo:paragraph-rsid="004de803"/>
    </style:style>
    <style:style style:name="P33" style:family="paragraph" style:parent-style-name="Standard">
      <style:paragraph-properties fo:text-align="start" style:justify-single-word="false"/>
      <style:text-properties officeooo:rsid="004ed4f0" officeooo:paragraph-rsid="004ed4f0"/>
    </style:style>
    <style:style style:name="P34" style:family="paragraph" style:parent-style-name="Standard" style:list-style-name="L1">
      <style:paragraph-properties fo:text-align="start" style:justify-single-word="false"/>
      <style:text-properties officeooo:rsid="0050325c" officeooo:paragraph-rsid="0050325c"/>
    </style:style>
    <style:style style:name="P35" style:family="paragraph" style:parent-style-name="Standard" style:list-style-name="L1">
      <style:paragraph-properties fo:text-align="start" style:justify-single-word="false"/>
      <style:text-properties officeooo:rsid="00518224" officeooo:paragraph-rsid="00518224"/>
    </style:style>
    <style:style style:name="P36" style:family="paragraph" style:parent-style-name="Standard" style:list-style-name="L1">
      <style:paragraph-properties fo:text-align="start" style:justify-single-word="false"/>
      <style:text-properties officeooo:rsid="00521a31" officeooo:paragraph-rsid="00521a31"/>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3bae67" style:font-style-asian="italic" style:font-weight-asian="normal" style:font-style-complex="italic" style:font-weight-complex="normal"/>
    </style:style>
    <style:style style:name="T4" style:family="text">
      <style:text-properties fo:font-style="italic" fo:font-weight="normal" officeooo:rsid="0040c696" style:font-style-asian="italic" style:font-weight-asian="normal" style:font-style-complex="italic" style:font-weight-complex="normal"/>
    </style:style>
    <style:style style:name="T5" style:family="text">
      <style:text-properties fo:font-style="italic" fo:font-weight="normal" officeooo:rsid="00422c1b" style:font-style-asian="italic" style:font-weight-asian="normal" style:font-style-complex="italic" style:font-weight-complex="normal"/>
    </style:style>
    <style:style style:name="T6" style:family="text">
      <style:text-properties fo:font-style="italic" fo:font-weight="normal" officeooo:rsid="004a6bc9"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4a6bc9" style:font-style-asian="italic"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40c696" style:font-style-asian="normal" style:font-weight-asian="normal" style:font-style-complex="normal" style:font-weight-complex="normal"/>
    </style:style>
    <style:style style:name="T11" style:family="text">
      <style:text-properties fo:font-style="normal" fo:font-weight="normal" officeooo:rsid="00422c1b" style:font-style-asian="normal" style:font-weight-asian="normal" style:font-style-complex="normal" style:font-weight-complex="normal"/>
    </style:style>
    <style:style style:name="T12" style:family="text">
      <style:text-properties fo:font-style="normal" fo:font-weight="normal" officeooo:rsid="0043646a" style:font-style-asian="normal" style:font-weight-asian="normal" style:font-style-complex="normal" style:font-weight-complex="normal"/>
    </style:style>
    <style:style style:name="T13" style:family="text">
      <style:text-properties fo:font-style="normal" fo:font-weight="normal" officeooo:rsid="004a802d" style:font-style-asian="normal" style:font-weight-asian="normal" style:font-style-complex="normal" style:font-weight-complex="normal"/>
    </style:style>
    <style:style style:name="T14" style:family="text">
      <style:text-properties fo:font-style="normal" fo:font-weight="normal" officeooo:rsid="004b69c1" style:font-style-asian="normal" style:font-weight-asian="normal" style:font-style-complex="normal" style:font-weight-complex="normal"/>
    </style:style>
    <style:style style:name="T15" style:family="text">
      <style:text-properties fo:font-style="normal" fo:font-weight="normal" officeooo:rsid="004c748a" style:font-style-asian="normal" style:font-weight-asian="normal" style:font-style-complex="normal" style:font-weight-complex="normal"/>
    </style:style>
    <style:style style:name="T16" style:family="text">
      <style:text-properties fo:font-style="normal" fo:font-weight="normal" officeooo:rsid="004de803" style:font-style-asian="normal" style:font-weight-asian="normal" style:font-style-complex="normal" style:font-weight-complex="normal"/>
    </style:style>
    <style:style style:name="T17" style:family="text">
      <style:text-properties fo:font-style="normal" fo:font-weight="normal" officeooo:rsid="004ed4f0" style:font-style-asian="normal" style:font-weight-asian="normal" style:font-style-complex="normal" style:font-weight-complex="normal"/>
    </style:style>
    <style:style style:name="T18" style:family="text">
      <style:text-properties fo:font-style="normal" fo:font-weight="normal" officeooo:rsid="0050325c" style:font-style-asian="normal" style:font-weight-asian="normal" style:font-style-complex="normal" style:font-weight-complex="normal"/>
    </style:style>
    <style:style style:name="T19" style:family="text">
      <style:text-properties fo:font-style="normal" fo:font-weight="normal" officeooo:rsid="00521a31"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43646a" style:font-style-asian="normal" style:font-weight-asian="bold" style:font-style-complex="normal" style:font-weight-complex="bold"/>
    </style:style>
    <style:style style:name="T22" style:family="text">
      <style:text-properties fo:font-style="normal" fo:font-weight="bold" officeooo:rsid="004de803" style:font-style-asian="normal" style:font-weight-asian="bold" style:font-style-complex="normal" style:font-weight-complex="bold"/>
    </style:style>
    <style:style style:name="T23" style:family="text">
      <style:text-properties fo:font-style="normal" fo:font-weight="bold" officeooo:rsid="004a802d"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521a31" style:font-style-asian="normal" style:font-style-complex="normal"/>
    </style:style>
    <style:style style:name="T26" style:family="text">
      <style:text-properties fo:font-weight="normal" style:font-weight-asian="normal" style:font-weight-complex="normal"/>
    </style:style>
    <style:style style:name="T27" style:family="text">
      <style:text-properties fo:font-weight="normal" officeooo:rsid="0038ad86" style:font-weight-asian="normal" style:font-weight-complex="normal"/>
    </style:style>
    <style:style style:name="T28" style:family="text">
      <style:text-properties fo:font-weight="normal" officeooo:rsid="003bae67" style:font-weight-asian="normal" style:font-weight-complex="normal"/>
    </style:style>
    <style:style style:name="T29" style:family="text">
      <style:text-properties fo:font-weight="normal" officeooo:rsid="003ce5a0" style:font-weight-asian="normal" style:font-weight-complex="normal"/>
    </style:style>
    <style:style style:name="T30" style:family="text">
      <style:text-properties fo:font-weight="normal" officeooo:rsid="003d9253" style:font-weight-asian="normal" style:font-weight-complex="normal"/>
    </style:style>
    <style:style style:name="T31" style:family="text">
      <style:text-properties fo:font-weight="normal" officeooo:rsid="003f9f2b" style:font-weight-asian="normal" style:font-weight-complex="normal"/>
    </style:style>
    <style:style style:name="T32" style:family="text">
      <style:text-properties fo:font-weight="normal" officeooo:rsid="0043646a" style:font-weight-asian="normal" style:font-weight-complex="normal"/>
    </style:style>
    <style:style style:name="T33" style:family="text">
      <style:text-properties fo:font-weight="normal" officeooo:rsid="00440129" style:font-weight-asian="normal" style:font-weight-complex="normal"/>
    </style:style>
    <style:style style:name="T34" style:family="text">
      <style:text-properties fo:font-weight="normal" officeooo:rsid="0045e05a" style:font-weight-asian="normal" style:font-weight-complex="normal"/>
    </style:style>
    <style:style style:name="T35" style:family="text">
      <style:text-properties fo:font-weight="normal" officeooo:rsid="004a6bc9" style:font-weight-asian="normal" style:font-weight-complex="normal"/>
    </style:style>
    <style:style style:name="T36" style:family="text">
      <style:text-properties fo:font-weight="normal" officeooo:rsid="004a802d" style:font-weight-asian="normal" style:font-weight-complex="normal"/>
    </style:style>
    <style:style style:name="T37" style:family="text">
      <style:text-properties officeooo:rsid="00433a05"/>
    </style:style>
    <style:style style:name="T38" style:family="text">
      <style:text-properties officeooo:rsid="0043646a"/>
    </style:style>
    <style:style style:name="T39" style:family="text">
      <style:text-properties officeooo:rsid="004a6bc9"/>
    </style:style>
    <style:style style:name="T40" style:family="text">
      <style:text-properties style:font-name="Mono" fo:font-size="9pt" fo:font-style="normal" fo:font-weight="normal" style:font-size-asian="9pt" style:font-style-asian="normal" style:font-weight-asian="normal" style:font-size-complex="9pt" style:font-style-complex="normal" style:font-weight-complex="normal"/>
    </style:style>
    <style:style style:name="T41" style:family="text">
      <style:text-properties style:font-name="Mono" fo:font-size="9pt" fo:font-style="normal" fo:font-weight="normal" officeooo:rsid="00473594" style:font-size-asian="9pt" style:font-style-asian="normal" style:font-weight-asian="normal" style:font-size-complex="9pt" style:font-style-complex="normal" style:font-weight-complex="normal"/>
    </style:style>
    <style:style style:name="T42" style:family="text">
      <style:text-properties style:font-name="Mono" fo:font-size="9pt" fo:font-style="normal" fo:font-weight="normal" officeooo:rsid="004a802d" style:font-size-asian="9pt" style:font-style-asian="normal" style:font-weight-asian="normal" style:font-size-complex="9pt" style:font-style-complex="normal" style:font-weight-complex="normal"/>
    </style:style>
    <style:style style:name="T43" style:family="text">
      <style:text-properties style:font-name="Mono" fo:font-size="9pt" fo:font-style="normal" fo:font-weight="normal" officeooo:rsid="004de803" style:font-size-asian="9pt" style:font-style-asian="normal" style:font-weight-asian="normal" style:font-size-complex="9pt" style:font-style-complex="normal" style:font-weight-complex="normal"/>
    </style:style>
    <style:style style:name="T44" style:family="text">
      <style:text-properties style:font-name="Mono" fo:font-size="9pt" fo:font-style="normal" style:font-size-asian="9pt" style:font-style-asian="normal" style:font-size-complex="9pt" style:font-style-complex="normal"/>
    </style:style>
    <style:style style:name="T45" style:family="text">
      <style:text-properties style:font-name="Mono" fo:font-size="9pt" fo:font-style="normal" officeooo:rsid="004de803" style:font-size-asian="9pt" style:font-style-asian="normal" style:font-size-complex="9pt" style:font-style-complex="normal"/>
    </style:style>
    <style:style style:name="T46" style:family="text">
      <style:text-properties style:font-name="Mono" fo:font-size="9pt" fo:font-style="normal" officeooo:rsid="00521a31" style:font-size-asian="9pt" style:font-style-asian="normal" style:font-size-complex="9pt" style:font-style-complex="normal"/>
    </style:style>
    <style:style style:name="T47" style:family="text">
      <style:text-properties style:font-name="Mono" fo:font-size="9pt" fo:font-weight="normal" officeooo:rsid="00473594" style:font-size-asian="9pt" style:font-weight-asian="normal" style:font-size-complex="9pt" style:font-weight-complex="normal"/>
    </style:style>
    <style:style style:name="T48" style:family="text">
      <style:text-properties style:font-name="Mono" fo:font-size="9pt" fo:font-weight="normal" officeooo:rsid="004a802d" style:font-size-asian="9pt" style:font-weight-asian="normal" style:font-size-complex="9pt" style:font-weight-complex="normal"/>
    </style:style>
    <style:style style:name="T49" style:family="text">
      <style:text-properties style:font-name="Mono" fo:font-size="10pt" fo:font-weight="normal" officeooo:rsid="004a6bc9" style:font-size-asian="10pt" style:font-weight-asian="normal" style:font-size-complex="10pt" style:font-weight-complex="normal"/>
    </style:style>
    <style:style style:name="T50" style:family="text">
      <style:text-properties style:font-name="Mono" fo:font-size="10pt" officeooo:rsid="004a6bc9" style:font-size-asian="10pt" style:font-size-complex="10pt"/>
    </style:style>
    <style:style style:name="T51" style:family="text">
      <style:text-properties fo:font-size="9pt" fo:font-style="normal" fo:font-weight="normal" officeooo:rsid="00473594" style:font-size-asian="9pt" style:font-style-asian="normal" style:font-weight-asian="normal" style:font-size-complex="9pt" style:font-style-complex="normal" style:font-weight-complex="normal"/>
    </style:style>
    <style:style style:name="T52" style:family="text">
      <style:text-properties fo:font-size="9pt" fo:font-weight="normal" officeooo:rsid="00473594" style:font-size-asian="9pt" style:font-weight-asian="normal" style:font-size-complex="9pt" style:font-weight-complex="normal"/>
    </style:style>
    <style:style style:name="T53" style:family="text">
      <style:text-properties officeooo:rsid="004ed4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yStorm Boot Camp 2024</text:p>
      <text:p text:style-name="P1">Working remotely</text:p>
      <text:list text:style-name="L1">
        <text:list-item>
          <text:p text:style-name="P2"><text:span text:style-name="T33">Do</text:span><text:span text:style-name="T26"> not </text:span><text:span text:style-name="T32">work locally</text:span><text:span text:style-name="T26">; you will not have enough disk space, memory, CPU, or GPU, you will </text:span><text:span text:style-name="T27">spend time waiting with your computer on</text:span><text:span text:style-name="T26">, and you will have an idiosyncratic software environment </text:span><text:span text:style-name="T27">(e.g., Windows)</text:span><text:span text:style-name="T26"> that you will waste time trying to get set up right</text:span></text:p>
        </text:list-item>
        <text:list-item>
          <text:p text:style-name="P4">The only thing I do locally is analysis of data (i.e., making graphs and running stats on experimental or modelling results), because, even though the university has an Rstudio server, in most cases (but not all) there is no advantage resource-wise</text:p>
        </text:list-item>
        <text:list-item>
          <text:p text:style-name="P3"><text:span text:style-name="T26">Occasionally I used to set up resource-intensive jobs on my own machine because they used some specific software that I didn’t feel like setting up on the cluster </text:span><text:span text:style-name="T27">-</text:span><text:span text:style-name="T26"> this is not a good reason; </text:span><text:span text:style-name="T27">a</text:span><text:span text:style-name="T26"> good reason to work locally would be if you </text:span><text:span text:style-name="T27">lack</text:span><text:span text:style-name="T26"> internet access or if you are a spy</text:span></text:p>
        </text:list-item>
      </text:list>
      <text:p text:style-name="P7">Logging in</text:p>
      <text:list text:continue-numbering="true" text:style-name="L1">
        <text:list-item>
          <text:p text:style-name="P11"><text:span text:style-name="T26">You all have accounts on Sci-Net, which gives you access to a number of inter-linked machines; we will work on </text:span><text:span text:style-name="T2">Graham</text:span></text:p>
        </text:list-item>
        <text:list-item>
          <text:p text:style-name="P12"><text:span text:style-name="T26">You will need to have an SSH client, a</text:span><text:span text:style-name="T28">nd I assume you already do, via a terminal in your operating system; </text:span><text:span text:style-name="T30">y</text:span><text:span text:style-name="T28">ou will </text:span><text:span text:style-name="T30">technically be able t</text:span><text:span text:style-name="T28">o log in with a password, </text:span><text:span text:style-name="T30">but this becomes impractical and so you</text:span><text:span text:style-name="T28"> will need an SSH key, which comes as a</text:span><text:span text:style-name="T3"> private-public key pair</text:span><text:span text:style-name="T28"> </text:span></text:p>
        </text:list-item>
        <text:list-item>
          <text:p text:style-name="P12"><text:span text:style-name="T30">T</text:span><text:span text:style-name="T28">hink of a combination lock – your private key is the combination that opens only one specific lock; the "lock" is called the </text:span><text:span text:style-name="T3">public</text:span><text:span text:style-name="T28"> key, because you can put it on any server that you have an account on, just like you can bring your combination lock to any pool and safely leave it out in the open </text:span><text:span text:style-name="T29">(in public)</text:span></text:p>
        </text:list-item>
        <text:list-item>
          <text:p text:style-name="P21"><text:span text:style-name="T9">Because there are steps involved, you created an SSH key and uploaded it to Graham in advance of the workshop, following </text:span><text:a xlink:type="simple" xlink:href="https://docs.alliancecan.ca/wiki/SSH" text:style-name="Internet_20_link" text:visited-style-name="Visited_20_Internet_20_Link"><text:span text:style-name="T9">https://docs.alliancecan.ca/wiki/SSH</text:span></text:a><text:span text:style-name="T9"> </text:span><text:span text:style-name="T12">; </text:span><text:span text:style-name="T21">now, log in</text:span></text:p>
        </text:list-item>
      </text:list>
      <text:p text:style-name="P8">Cluster computing</text:p>
      <text:list text:continue-numbering="true" text:style-name="L1">
        <text:list-item>
          <text:p text:style-name="P13"><text:span text:style-name="T26">The machine you log in to is not the machine where you run things; it’s a </text:span><text:span text:style-name="T2">login node</text:span><text:span text:style-name="T26"> which allows you to send jobs to be run on other computers called</text:span><text:span text:style-name="T2"> compute nodes</text:span></text:p>
        </text:list-item>
        <text:list-item>
          <text:p text:style-name="P18">The compute and login nodes all share a common filesystem, connected over the network</text:p>
        </text:list-item>
        <text:list-item>
          <text:p text:style-name="P13"><text:span text:style-name="T26">This setup is called a </text:span><text:span text:style-name="T2">compute cluster, </text:span><text:span text:style-name="T26">and it’s used because it’s arbitrarily extensible, whereas a single computer is not</text:span></text:p>
        </text:list-item>
        <text:list-item>
          <text:p text:style-name="P22"><text:span text:style-name="T10">Do not run anything on the login node! from the Alliance wiki: </text:span><text:span text:style-name="T11">"</text:span><text:span text:style-name="T4">e</text:span><text:span text:style-name="T2">xceptions are made for compilation and other tasks not expected to consume more than about 10 CPU-minutes and about 4 gigabytes of RAM</text:span><text:span text:style-name="T5">"</text:span></text:p>
        </text:list-item>
      </text:list>
      <text:p text:style-name="P9">Scheduler</text:p>
      <text:list text:continue-numbering="true" text:style-name="L1">
        <text:list-item>
          <text:p text:style-name="P13"><text:span text:style-name="T34">To access compute, use</text:span><text:span text:style-name="T26"> the </text:span><text:span text:style-name="T2">scheduler </text:span><text:span text:style-name="T34">(</text:span><text:a xlink:type="simple" xlink:href="https://docs.alliancecan.ca/wiki/What_is_a_scheduler%3F" text:style-name="Internet_20_link" text:visited-style-name="Visited_20_Internet_20_Link"><text:span text:style-name="T32">https://docs.alliancecan.ca/wiki/What_is_a_scheduler%3F</text:span></text:a><text:span text:style-name="T32">, </text:span><text:a xlink:type="simple" xlink:href="https://docs.alliancecan.ca/wiki/Running_jobs" text:style-name="Internet_20_link" text:visited-style-name="Visited_20_Internet_20_Link"><text:span text:style-name="T32">https://docs.alliancecan.ca/wiki/Running_jobs</text:span></text:a><text:span text:style-name="T34">)</text:span></text:p>
        </text:list-item>
        <text:list-item>
          <text:p text:style-name="P14"><text:span text:style-name="T32">T</text:span><text:span text:style-name="T26">he scheduler we use is called</text:span><text:span text:style-name="T2"> Slurm; </text:span><text:span text:style-name="T26">the</text:span><text:span text:style-name="T2"> </text:span><text:span text:style-name="T26">usual way to submit jobs is </text:span><text:span text:style-name="T35">using</text:span><text:span text:style-name="T6"> </text:span><text:span text:style-name="T49">sbatch</text:span><text:span text:style-name="T26">; another thing you can do is create an </text:span><text:span text:style-name="T2">interactive session </text:span><text:span text:style-name="T26">on one of the nodes, in case you want to do something like exploratory data analysis </text:span><text:span text:style-name="T36">or debugging</text:span></text:p>
        </text:list-item>
        <text:list-item>
          <text:p text:style-name="P15"><text:span text:style-name="T26">In either case, you will need to declare how much </text:span><text:span text:style-name="T2">time</text:span><text:span text:style-name="T26">, how many </text:span><text:span text:style-name="T2">CPU cores</text:span><text:span text:style-name="T26">, how much </text:span><text:span text:style-name="T2">RAM</text:span><text:span text:style-name="T26">, and how many and what type of </text:span><text:span text:style-name="T2">GPUs</text:span><text:span text:style-name="T26">; in general, the more you ask for, the lower you will be on the queue (and there is no way to ask for infinity of any of these resources); if you exceed what you ask for, your job will be killed; interactive jobs are also lower priority</text:span></text:p>
        </text:list-item>
        <text:list-item>
          <text:p text:style-name="P16"><text:span text:style-name="T26">Before proceeding, consider the "number of CPU cores" somewhat carefully: some of the libraries you use daily may by default be using </text:span><text:span text:style-name="T2">parallelism, </text:span><text:span text:style-name="T26">that is, dividing a large task into several subprocesses and running each on a different CPU core – make sure you know</text:span></text:p>
        </text:list-item>
        <text:list-item>
          <text:p text:style-name="P16"><text:span text:style-name="T26">Note also that if you wanted to use more CPU cores than one single compute node has (mostly 32 for Graham: see here </text:span><text:a xlink:type="simple" xlink:href="https://docs.alliancecan.ca/wiki/Graham" text:style-name="Internet_20_link" text:visited-style-name="Visited_20_Internet_20_Link"><text:span text:style-name="T26">https://docs.alliancecan.ca/wiki/Graham</text:span></text:a><text:span text:style-name="T26">), you would need to use a more sophisticated kind of parallelism called MPI; you can also do (single-node) parallelism by splitting into threads ("light processes"), rather than processes, often using something called OpenMP; we won’t cover any of these things but you see them on the wiki</text:span></text:p>
        </text:list-item>
        <text:list-item>
          <text:p text:style-name="P20"><text:soft-page-break/><text:span text:style-name="T37">Using your favourite command-line editor (vi or emacs), w</text:span>rite a bash script <text:span text:style-name="T38">called test.sh</text:span> that writes <text:span text:style-name="T38">something</text:span> <text:span text:style-name="T38">to </text:span>a file, <text:span text:style-name="T39">sleep for 30 seconds using the sleep command (so we can watch it run), </text:span>and <text:span text:style-name="T39">then afterwards </text:span><text:span text:style-name="T38">print something else</text:span> to the screen</text:p>
        </text:list-item>
        <text:list-item>
          <text:p text:style-name="P19"><text:span text:style-name="T39">The wiki now tells you to run your job using a </text:span><text:span text:style-name="T8">job script</text:span><text:span text:style-name="T39"> which would imply either adding some special magic comments into the beginning of test.sh, or writing a second bash script with magic comments in order to run test.sh; the magic comments pass arguments to the scheduler, and this can be convenient but for running one-off jobs it is easier to pass these arguments to </text:span><text:span text:style-name="T50">sbatch</text:span><text:span text:style-name="T39"> on the command line – only the time doesn’t have a default:</text:span></text:p>
        </text:list-item>
      </text:list>
      <text:p text:style-name="P25"><text:span text:style-name="T51"><text:tab/><text:tab/><text:tab/><text:tab/></text:span><text:span text:style-name="T41">sbatch --time=00:01:00 test.sh</text:span></text:p>
      <text:list text:continue-numbering="true" text:style-name="L1">
        <text:list-item>
          <text:p text:style-name="P17"><text:span text:style-name="T31">T</text:span><text:span text:style-name="T26">his will run your (30 second) job with a time allocation of one minute; now quick, type</text:span></text:p>
        </text:list-item>
      </text:list>
      <text:p text:style-name="P26"><text:span text:style-name="T52"><text:tab/><text:tab/><text:tab/><text:tab/></text:span><text:span text:style-name="T47">s</text:span><text:span text:style-name="T48">queue</text:span><text:span text:style-name="T47"> -</text:span><text:span text:style-name="T48">u &lt;your username&gt;</text:span></text:p>
      <text:list text:continue-numbering="true" text:style-name="L1">
        <text:list-item>
          <text:p text:style-name="P17"><text:span text:style-name="T26">Currently my job is </text:span><text:span text:style-name="T1">PD </text:span><text:span text:style-name="T26">or pending (not running yet); after a while it will change to </text:span><text:span text:style-name="T1">R</text:span></text:p>
        </text:list-item>
        <text:list-item>
          <text:p text:style-name="P23"><text:span text:style-name="T13">When the script starts executing, I should see my output file being created; 30 seconds later I should see a file called </text:span><text:span text:style-name="T41">s</text:span><text:span text:style-name="T42">lurm-&lt;jobid&gt;.out</text:span><text:span text:style-name="T13"> created, which contains the stdout of my job</text:span></text:p>
        </text:list-item>
      </text:list>
      <text:p text:style-name="P28"><text:span text:style-name="T1">A typical workflow</text:span></text:p>
      <text:list text:continue-numbering="true" text:style-name="L1">
        <text:list-item>
          <text:p text:style-name="P27"><text:span text:style-name="T9">Some people </text:span><text:span text:style-name="T14">forever</text:span><text:span text:style-name="T9"> do all their work in command line editors like vim, but I sympathize with my CSC207 prof who, when referring to such people, </text:span><text:span text:style-name="T14">did that</text:span><text:span text:style-name="T9"> L </text:span><text:span text:style-name="T14">thing </text:span><text:span text:style-name="T9">on his forehead</text:span></text:p>
        </text:list-item>
        <text:list-item>
          <text:p text:style-name="P27"><text:span text:style-name="T14">For today, this will be our workflow, but for tomorrow, try and install an IDE </text:span><text:span text:style-name="T9">with an integrated debugger </text:span><text:span text:style-name="T14">like VS Code; once you start doing this, you will realize you can’t write your code directly on the command line on the remote machine (the IDE only runs locally)</text:span></text:p>
        </text:list-item>
        <text:list-item>
          <text:p text:style-name="P31"><text:span text:style-name="T9">This suggests the following:</text:span><text:span text:style-name="T20"> (1) </text:span><text:span text:style-name="T2">start a git repository immediately, before you start working on anything, and find a remote such as Github</text:span></text:p>
        </text:list-item>
        <text:list-item>
          <text:p text:style-name="P31"><text:span text:style-name="T17">(R</text:span><text:span text:style-name="T9">emember that the repo and the remote are different </text:span><text:span text:style-name="T17">things</text:span><text:span text:style-name="T9">; we do not have time for a Git tutorial today but I am happy to discuss; </text:span><text:span text:style-name="T17">see also </text:span><text:a xlink:type="simple" xlink:href="https://docs.alliancecan.ca/wiki/Git" text:style-name="Internet_20_link" text:visited-style-name="Visited_20_Internet_20_Link"><text:span text:style-name="T17">https://docs.alliancecan.ca/wiki/Git</text:span></text:a><text:span text:style-name="T17">)</text:span></text:p>
        </text:list-item>
        <text:list-item>
          <text:p text:style-name="P10"><text:span text:style-name="T24">(2) </text:span><text:span text:style-name="T2">whenever you need to run anything on the cluster, commit, push, and pull</text:span></text:p>
        </text:list-item>
        <text:list-item>
          <text:p text:style-name="P30"><text:span text:style-name="T20">(3) </text:span><text:span text:style-name="T9">If this is annoying for initial exploration or debugging, use an interactive Slurm job</text:span></text:p>
        </text:list-item>
        <text:list-item>
          <text:p text:style-name="P30"><text:span text:style-name="T9">Lo and behold: if you do this, </text:span><text:span text:style-name="T15">as a side effect,</text:span><text:span text:style-name="T9"> </text:span><text:span text:style-name="T18">your code</text:span><text:span text:style-name="T9"> will always be backed up!</text:span></text:p>
        </text:list-item>
        <text:list-item>
          <text:p text:style-name="P24"><text:span text:style-name="T15">If you want to pull from a private Github repository, or push to any repository, you will need a way to authenticate to Github; </text:span><text:span text:style-name="T16">you can</text:span><text:span text:style-name="T15"> creat</text:span><text:span text:style-name="T16">e</text:span><text:span text:style-name="T15"> a </text:span><text:span text:style-name="T16">fresh</text:span><text:span text:style-name="T15"> </text:span><text:span text:style-name="T16">SSH</text:span><text:span text:style-name="T15"> key on the cluster</text:span><text:span text:style-name="T16"> </text:span><text:span text:style-name="T15">(Github&gt;Account icon&gt;Settings&gt;SSH and GPG keys): </text:span><text:span text:style-name="T41">s</text:span><text:span text:style-name="T43">sh-keygen</text:span></text:p>
        </text:list-item>
      </text:list>
      <text:p text:style-name="P29"><text:span text:style-name="T20">A</text:span><text:span text:style-name="T22">nother</text:span><text:span text:style-name="T20"> typical </text:span><text:span text:style-name="T22">element of the</text:span><text:span text:style-name="T20"> workflow</text:span></text:p>
      <text:list text:continue-numbering="true" text:style-name="L1">
        <text:list-item>
          <text:p text:style-name="P32">Given that you are principally using the remote machine to run batch (i.e., non-interactive) jobs, and only rarely to run interactive jobs, or write code or do other tasks directly on the login server, you can usually safely disconnect: jobs you have on the queue keep running</text:p>
        </text:list-item>
        <text:list-item>
          <text:p text:style-name="P32">However, if at any time you do happen to need to do any of these things, you will find that the jobs are killed when you get disconnected (e.g., if you close your laptop)</text:p>
        </text:list-item>
        <text:list-item>
          <text:p text:style-name="P32">For this reason, you should learn to use <text:span text:style-name="T40">tmux</text:span>, <text:span text:style-name="T53">for which there is a very cursory document on the wiki: </text:span><text:a xlink:type="simple" xlink:href="https://docs-dev.alliancecan.ca/wiki/Tmux" text:style-name="Internet_20_link" text:visited-style-name="Visited_20_Internet_20_Link"><text:span text:style-name="T53">https://docs-dev.alliancecan.ca/wiki/Tmux</text:span></text:a><text:span text:style-name="T53"> </text:span></text:p>
        </text:list-item>
      </text:list>
      <text:p text:style-name="P33"><text:span text:style-name="T20">Storage and file management</text:span></text:p>
      <text:list text:continue-numbering="true" text:style-name="L1">
        <text:list-item>
          <text:p text:style-name="P34">The cluster has a filesystem layout which is quite typical of shared compute servers (<text:a xlink:type="simple" xlink:href="https://docs.alliancecan.ca/wiki/Storage_and_file_management" text:style-name="Internet_20_link" text:visited-style-name="Visited_20_Internet_20_Link">https://docs.alliancecan.ca/wiki/Storage_and_file_management</text:a>): a relatively small <text:span text:style-name="T1">home directory; </text:span><text:span text:style-name="T26">a </text:span><text:span text:style-name="T1">scratch folder; </text:span><text:span text:style-name="T26">and access to our team </text:span><text:span text:style-name="T1">project folders</text:span></text:p>
        </text:list-item>
        <text:list-item>
          <text:p text:style-name="P5">From the wiki: <text:span text:style-name="T7">"While your home directory may seem like the logical place to ... do all your work ... this isn't the case; your home ... has a relatively small quota and doesn't have ... good performance for writing and reading large amounts of data. ... your home directory is typically [for] source code, small parameter files and job submission scripts."</text:span></text:p>
        </text:list-item>
        <text:list-item>
          <text:p text:style-name="P35"><text:span text:style-name="T9">On the other hand, </text:span><text:span text:style-name="T20">scratch </text:span><text:span text:style-name="T9">is regularly purged; </text:span><text:span text:style-name="T19">so, g</text:span><text:span text:style-name="T9">iven that you should </text:span><text:span text:style-name="T20">not ever </text:span><text:span text:style-name="T9">use git repositories to store binary files larger than about 1MB (e.g., data, models), once you know what </text:span><text:span text:style-name="T19">artefacts</text:span><text:span text:style-name="T9"> you need to keep, you need to move these files into a team project folder</text:span></text:p>
        </text:list-item>
        <text:list-item>
          <text:p text:style-name="P6"><text:span text:style-name="T25">Large files can be moved on and off the cluster using </text:span><text:span text:style-name="T46">rsync</text:span><text:span text:style-name="T24"> </text:span><text:span text:style-name="T25">(via </text:span><text:span text:style-name="T46">scp</text:span><text:span text:style-name="T25">) for your local machine,</text:span><text:span text:style-name="T24"> </text:span><text:span text:style-name="T44">wget</text:span><text:span text:style-name="T24"> or </text:span><text:span text:style-name="T44">curl </text:span><text:span text:style-name="T25">for off the web, and Globus for other institutional machines: </text:span><text:a xlink:type="simple" xlink:href="https://docs.alliancecan.ca/wiki/Transferring_data" text:style-name="Internet_20_link" text:visited-style-name="Visited_20_Internet_20_Link"><text:span text:style-name="T25">https://docs.alliancecan.ca/wiki/Transferring_data</text:span></text:a></text:p>
        </text:list-item>
        <text:list-item>
          <text:p text:style-name="P36"><text:span text:style-name="T9">Do this on the data mover node rather than the login node</text:span><text:span text:style-name="T2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lkvdfBdjqsmMdgnmdVdqtynCMR10" svg:font-family="QlkvdfBdjqsmMdgnmdVdqtynCMR10"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d"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gd"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5T10:58:52.730368362</meta:creation-date>
    <dc:date>2024-04-30T12:30:46.129413385</dc:date>
    <meta:editing-duration>PT6H35M55S</meta:editing-duration>
    <meta:editing-cycles>14</meta:editing-cycles>
    <meta:generator>LibreOffice/24.2.2.2$Linux_X86_64 LibreOffice_project/d56cc158d8a96260b836f100ef4b4ef25d6f1a01</meta:generator>
    <meta:document-statistic meta:table-count="0" meta:image-count="0" meta:object-count="0" meta:page-count="2" meta:paragraph-count="47" meta:word-count="1404" meta:character-count="7953" meta:non-whitespace-character-count="6621"/>
  </office:meta>
</office:document-meta>
</file>